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2.461cm"/>
    </style:style>
    <style:style style:name="co49" style:family="table-column">
      <style:table-column-properties fo:break-before="auto" style:column-width="2.725cm"/>
    </style:style>
    <style:style style:name="co50" style:family="table-column">
      <style:table-column-properties fo:break-before="auto" style:column-width="3.149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39" style:family="table-column">
      <style:table-column-properties fo:break-before="auto" style:column-width="2.401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3.281cm"/>
    </style:style>
    <style:style style:name="co43" style:family="table-column">
      <style:table-column-properties fo:break-before="auto" style:column-width="2.267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co46" style:family="table-column">
      <style:table-column-properties fo:break-before="auto" style:column-width="2.434cm"/>
    </style:style>
    <style:style style:name="co47" style:family="table-column">
      <style:table-column-properties fo:break-before="auto" style:column-width="2.752cm"/>
    </style:style>
    <style:style style:name="co48" style:family="table-column">
      <style:table-column-properties fo:break-before="auto" style:column-width="3.173cm"/>
    </style:style>
    <style:style style:name="co51" style:family="table-column">
      <style:table-column-properties fo:break-before="auto" style:column-width="3.724cm"/>
    </style:style>
    <style:style style:name="co5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4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ta17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0912000">
            <text:p>130,91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9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5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1122000">
            <text:p>61,12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4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G</text:p>
          </table:table-cell>
          <table:table-cell office:value-type="string">
            <text:p>A Forsberg</text:p>
          </table:table-cell>
          <table:table-cell office:value-type="float" office:value="750000">
            <text:p>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8047000">
            <text:p>98,04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3" table:print="false">
        <office:forms form:automatic-focus="false" form:apply-design-mode="false"/>
        <table:table-column table:style-name="co39" table:default-cell-style-name="Default"/>
        <table:table-column table:style-name="co39" table:default-cell-style-name="ce1"/>
        <table:table-column table:style-name="co40" table:default-cell-style-name="ce1"/>
        <table:table-column table:style-name="co41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0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6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6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7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3471000">
            <text:p>53,47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3028000">
            <text:p>93,028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1984000">
            <text:p>61,98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4" table:default-cell-style-name="ce1"/>
        <table:table-column table:style-name="co45" table:default-cell-style-name="ce27"/>
        <table:table-column table:style-name="co2" table:default-cell-style-name="ce27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293">
            <text:p>2293</text:p>
          </table:table-cell>
          <table:table-cell office:value-type="string">
            <text:p>F</text:p>
          </table:table-cell>
          <table:table-cell office:value-type="string">
            <text:p>E Haula</text:p>
          </table:table-cell>
          <table:table-cell office:value-type="float" office:value="2750000">
            <text:p>2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18">
            <text:p>26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Arvidsson</text:p>
          </table:table-cell>
          <table:table-cell table:style-name="ce27" office:value-type="float" office:value="650000">
            <text:p>6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970">
            <text:p>2970</text:p>
          </table:table-cell>
          <table:table-cell office:value-type="string">
            <text:p>F</text:p>
          </table:table-cell>
          <table:table-cell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office:value-type="string">
            <text:p>F</text:p>
          </table:table-cell>
          <table:table-cell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460">
            <text:p>2460</text:p>
          </table:table-cell>
          <table:table-cell office:value-type="string">
            <text:p>F</text:p>
          </table:table-cell>
          <table:table-cell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office:value-type="string">
            <text:p>D</text:p>
          </table:table-cell>
          <table:table-cell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938">
            <text:p>193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V Hedman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65">
            <text:p>166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Ellis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office:value-type="float" office:value="405">
            <text:p>40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Bernier</text:p>
          </table:table-cell>
          <table:table-cell table:style-name="ce27" office:value-type="float" office:value="2750000">
            <text:p>2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 table:number-columns-repeated="2"/>
          <table:table-cell table:style-name="ce1" office:value-type="string">
            <text:p>Salary</text:p>
          </table:table-cell>
          <table:table-cell table:style-name="ce27" table:formula="of:=SUM([.I1:.I15])" office:value-type="float" office:value="54296000">
            <text:p>54,296,000.00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 table:number-columns-repeated="2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54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iner</text:p>
          </table:table-cell>
          <table:table-cell table:style-name="Default" office:value-type="float" office:value="4050000">
            <text:p>40500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750000">
            <text:p>2,75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69000">
            <text:p>85,369,000.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49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 table:number-columns-repeated="2"/>
          <table:table-cell office:value-type="float" office:value="2019">
            <text:p>2019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136000">
            <text:p>56,136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2075000">
            <text:p>82,07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47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2nd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56">
            <text:p>25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5324000">
            <text:p>45,32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66353000">
            <text:p>66,35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3">
            <text:p>13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7" table:print="false">
        <office:forms form:automatic-focus="false" form:apply-design-mode="false"/>
        <table:table-column table:style-name="co48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3" table:number-columns-repeated="3" table:default-cell-style-name="Default"/>
        <table:table-column table:style-name="co12" table:default-cell-style-name="Default"/>
        <table:table-column table:style-name="co52" table:default-cell-style-name="Default"/>
        <table:table-column table:style-name="co43" table:number-columns-repeated="5" table:default-cell-style-name="Default"/>
        <table:table-row table:style-name="ro10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 table:number-columns-repeated="5"/>
        </table:table-row>
        <table:table-row table:style-name="ro10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10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10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10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10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10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5"/>
        </table:table-row>
        <table:table-row table:style-name="ro10">
          <table:table-cell office:value-type="float" office:value="2633">
            <text:p>2633</text:p>
          </table:table-cell>
          <table:table-cell office:value-type="string">
            <text:p>F</text:p>
          </table:table-cell>
          <table:table-cell office:value-type="string">
            <text:p>N Ehlers</text:p>
          </table:table-cell>
          <table:table-cell office:value-type="float" office:value="1594000">
            <text:p>1594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4635000">
            <text:p>44,635,000.00</text:p>
          </table:table-cell>
          <table:table-cell table:number-columns-repeated="5"/>
        </table:table-row>
        <table:table-row table:style-name="ro10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10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10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10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10"/>
        </table:table-row>
        <table:table-row table:style-name="ro10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10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10">
          <table:table-cell office:value-type="float" office:value="256">
            <text:p>25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10"/>
        </table:table-row>
        <table:table-row table:style-name="ro10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10"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10"/>
        </table:table-row>
        <table:table-row table:style-name="ro10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10">
          <table:table-cell office:value-type="float" office:value="2677">
            <text:p>267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Jarry</text:p>
          </table:table-cell>
          <table:table-cell table:style-name="ce27" office:value-type="float" office:value="769000">
            <text:p>769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72760000">
            <text:p>72,760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6">
            <text:p>1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6">
            <text:p>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5">
            <text:p>5</text:p>
          </table:table-cell>
          <table:table-cell table:number-columns-repeated="10"/>
        </table:table-row>
        <table:table-row table:style-name="ro10" table:number-rows-repeated="1048544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2018-09-02</text:date>, <text:time>13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9-02T13:31:47</dc:date>
    <meta:editing-duration>P485DT12H26M41S</meta:editing-duration>
    <meta:editing-cycles>867</meta:editing-cycles>
    <dc:creator>Ben Miller</dc:creator>
    <meta:document-statistic meta:table-count="11" meta:cell-count="2525" meta:object-count="0"/>
    <meta:user-defined meta:name=""/>
  </office:meta>
</office:document-meta>
</file>